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ab4e" officeooo:paragraph-rsid="000cab4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-LOGICO</text:p>
      <text:p text:style-name="P1">Socios(<text:span text:style-name="T1">dni</text:span>, nombre, apellidos, telefono, fecha_alta)</text:p>
      <text:p text:style-name="P1">Libros(<text:span text:style-name="T1">isbn</text:span>, titulo, año_publicacion, editorial, descripcion)</text:p>
      <text:p text:style-name="P1">Ejemplares(<text:span text:style-name="T1">id_ejemplar</text:span><text:span text:style-name="T4">, </text:span><text:span text:style-name="T5">isbn</text:span>)</text:p>
      <text:p text:style-name="P1">Reservas(<text:span text:style-name="T2">dni</text:span><text:span text:style-name="T1">, </text:span><text:span text:style-name="T2">id_ejemplar</text:span>, fecha_prestamo, fecha_devolucion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09:04:56.512000000</meta:creation-date>
    <dc:date>2021-10-28T09:15:09.438000000</dc:date>
    <meta:editing-duration>PT2S</meta:editing-duration>
    <meta:editing-cycles>1</meta:editing-cycles>
    <meta:document-statistic meta:table-count="0" meta:image-count="0" meta:object-count="0" meta:page-count="1" meta:paragraph-count="5" meta:word-count="17" meta:character-count="215" meta:non-whitespace-character-count="203"/>
    <meta:generator>LibreOffice/7.0.1.2$Windows_X86_64 LibreOffice_project/7cbcfc562f6eb6708b5ff7d7397325de9e764452</meta:generator>
  </office:meta>
</office:document-meta>
</file>